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0.01mm" table:align="margins" style:shadow="none" style:may-break-between-rows="true" table:border-model="collapsing"/>
    </style:style>
    <style:style style:name="Table1.A" style:family="table-column">
      <style:table-column-properties style:column-width="190.01m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90.01mm" table:align="margins" style:shadow="none" style:may-break-between-rows="true" table:border-model="collapsing"/>
    </style:style>
    <style:style style:name="Table2.A" style:family="table-column">
      <style:table-column-properties style:column-width="190.01m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style:font-name="Bitstream Vera Sans Mono" fo:font-size="40pt" fo:font-weight="bold" officeooo:rsid="0010daa1" officeooo:paragraph-rsid="0010daa1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Bitstream Vera Serif" fo:font-size="8pt" officeooo:rsid="0010daa1" officeooo:paragraph-rsid="0010daa1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Bitstream Vera Serif" fo:font-size="10pt" fo:font-style="italic" officeooo:rsid="0010daa1" officeooo:paragraph-rsid="0010daa1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Bitstream Vera Serif" fo:font-size="10pt" fo:font-style="italic" officeooo:rsid="0010daa1" officeooo:paragraph-rsid="00156e89" style:font-size-asian="10pt" style:font-style-asian="italic" style:font-size-complex="10pt" style:font-style-complex="italic"/>
    </style:style>
    <style:style style:name="P5" style:family="paragraph" style:parent-style-name="Standard">
      <style:text-properties officeooo:paragraph-rsid="00156e89"/>
    </style:style>
    <style:style style:name="P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108721" officeooo:paragraph-rsid="00156e89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paragraph-rsid="00156e89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8721" officeooo:paragraph-rsid="00108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108721" officeooo:paragraph-rsid="00108721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0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108721" officeooo:paragraph-rsid="00156e89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108721" officeooo:paragraph-rsid="00108721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20pt" fo:font-style="normal" fo:text-shadow="none" style:text-underline-style="none" fo:font-weight="normal" officeooo:rsid="00108721" officeooo:paragraph-rsid="00156e89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T1" style:family="text">
      <style:text-properties officeooo:rsid="00156e89"/>
    </style:style>
    <style:style style:name="T2" style:family="text">
      <style:text-properties officeooo:rsid="0015ed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</table:table-row>
      </table:table>
      <text:p text:style-name="P2"/>
      <text:p text:style-name="P3"/>
      <text:p text:style-name="P4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</table:table-row>
        <table:table-row table:style-name="Table2.1">
          <table:table-cell table:style-name="Table2.A2" office:value-type="string">
            <text:p text:style-name="P13"/>
          </table:table-cell>
        </table:table-row>
        <table:table-row table:style-name="Table2.1">
          <table:table-cell table:style-name="Table2.A2" office:value-type="string">
            <text:p text:style-name="P13"/>
          </table:table-cell>
        </table:table-row>
        <table:table-row table:style-name="Table2.1">
          <table:table-cell table:style-name="Table2.A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</table:table-row>
        <table:table-row table:style-name="Table2.1">
          <table:table-cell table:style-name="Table2.A2" office:value-type="string">
            <text:p text:style-name="P13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Bitstream Vera Sans Mono" fo:font-size="40pt" fo:font-weight="bold" officeooo:rsid="0010daa1" officeooo:paragraph-rsid="0010daa1" style:font-size-asian="40pt" style:font-weight-asian="bold" style:font-size-complex="40pt" style:font-weight-complex="bold"/>
    </style:style>
    <style:style style:name="MT1" style:family="text">
      <style:text-properties officeooo:rsid="00156e89"/>
    </style:style>
    <style:style style:name="MT2" style:family="text">
      <style:text-properties officeooo:rsid="0015edbb"/>
    </style:style>
    <style:page-layout style:name="Mpm1">
      <style:page-layout-properties fo:page-width="210.01mm" fo:page-height="297mm" style:num-format="1" style:print-orientation="portrait" fo:margin-top="10mm" fo:margin-bottom="12.79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</text:span><text:span text:style-name="MT2">oday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23:30:05.828090285</meta:creation-date>
    <dc:date>2023-06-04T17:18:17.723409267</dc:date>
    <meta:editing-duration>PT1H42M18S</meta:editing-duration>
    <meta:editing-cycles>9</meta:editing-cycles>
    <meta:generator>LibreOffice/7.5.3.2$Linux_X86_64 LibreOffice_project/50$Build-2</meta:generator>
    <meta:print-date>2023-06-04T16:24:54.857226813</meta:print-date>
    <meta:document-statistic meta:table-count="2" meta:image-count="0" meta:object-count="0" meta:page-count="1" meta:paragraph-count="1" meta:word-count="1" meta:character-count="5" meta:non-whitespace-character-count="5"/>
  </office:meta>
</office:document-meta>
</file>